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1.95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40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50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troll_head_a,itm_troll_head_b,itm_troll_head_c,itm_troll_body,itm_troll_hands,itm_troll_feet,itm_giant_mace_b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8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8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8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0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50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58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0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50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1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 style:data-style-name="N2" text:time-value="09:10:38.0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26T13:02:58.238000000</dc:date>
    <meta:editing-cycles>370</meta:editing-cycles>
    <meta:editing-duration>P4DT22H44M24S</meta:editing-duration>
    <meta:document-statistic meta:table-count="2" meta:cell-count="7109" meta:object-count="0"/>
  </office:meta>
</office:document-meta>
</file>